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a8de" officeooo:paragraph-rsid="0004a8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é Hernández Moli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5T19:35:29.569000000</dc:date>
    <meta:editing-duration>PT4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7.4.4.2$Windows_X86_64 LibreOffice_project/85569322deea74ec9134968a29af2df5663baa21</meta:generator>
  </office:meta>
</office:document-meta>
</file>